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oduleDescriptorWriter.printExtraAttributes( Map extra , PrintWriter out ,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ModuleDescriptorWriter.getConfs( ModuleDescriptor md , Artifact artif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ModuleDescriptorWriter.printPublications( ModuleDescriptor md , PrintWriter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ModuleDescriptorWriter.printDependencyIncludeRules( ModuleDescriptor md , PrintWriter out , IncludeRule [ ] includ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ModuleDescriptorWriter.requireInnerInfoElement( ModuleDescriptor m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ModuleDescriptorWriter.printAllExcludes( ModuleDescriptor md , PrintWriter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mlModuleDescriptorWriter.printDependencyArtefacts( ModuleDescriptor md , PrintWriter out , DependencyArtifactDescriptor [ ] depArtifac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ModuleDescriptorWriter.printDependencies( ModuleDescriptor md , PrintWriter ou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XmlModuleDescriptorWriter.XmlModuleDescriptor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ModuleDescriptorWriter.printAllMediators( ModuleDescriptor md , PrintWriter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mlModuleDescriptorWriter.printDependencyExcludeRules( ModuleDescriptor md , PrintWriter out , ExcludeRule [ ] exclud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mlModuleDescriptorWriter.write( ModuleDescriptor md , String licenseHeader , File 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ModuleDescriptorWriter.printInfoTag( ModuleDescriptor md , PrintWriter ou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XmlModuleDescriptorWriter.write( ModuleDescriptor md ,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oduleDescriptorWriter.printExtraAttributes( ExtendableItem item , PrintWriter out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oduleDescriptorWriter.printConfigurations( ModuleDescriptor md , PrintWriter 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